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5.987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5.045cm"/>
    </style:style>
    <style:style style:name="co7" style:family="table-column">
      <style:table-column-properties fo:break-before="auto" style:column-width="8.8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office:value-type="string">
            <text:p>DOC_NO</text:p>
          </table:table-cell>
          <table:table-cell office:value-type="string">
            <text:p>DOC_ITEM_NO</text:p>
          </table:table-cell>
          <table:table-cell office:value-type="string">
            <text:p>DOC_OP_NO</text:p>
          </table:table-cell>
          <table:table-cell office:value-type="string">
            <text:p>ART_DESC</text:p>
          </table:table-cell>
          <table:table-cell office:value-type="string">
            <text:p>ADD_OP_DESC</text:p>
          </table:table-cell>
          <table:table-cell office:value-type="string">
            <text:p>ADD_OP_ATTRIB_DESC</text:p>
          </table:table-cell>
          <table:table-cell office:value-type="string">
            <text:p>DOC_ITEM_OP_DESC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aklo float clear 6 mm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  <table:table-cell office:value-type="string">
            <text:p>uzeti mjere rupa za bravu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aklo float clear 6 mm</text:p>
          </table:table-cell>
          <table:table-cell office:value-type="string">
            <text:p>busenje</text:p>
          </table:table-cell>
          <table:table-cell office:value-type="string">
            <text:p>busenje rupa za baglame</text:p>
          </table:table-cell>
          <table:table-cell office:value-type="string">
            <text:p>uzeti mjere za baglame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aklo float clear 6 mm</text:p>
          </table:table-cell>
          <table:table-cell office:value-type="string">
            <text:p>busenje</text:p>
          </table:table-cell>
          <table:table-cell office:value-type="string">
            <text:p>busenje rupa za nosace</text:p>
          </table:table-cell>
          <table:table-cell office:value-type="string">
            <text:p>uzeti mjere za nosace, vidjeti da li ce biti problema</text:p>
          </table:table-cell>
          <table:table-cell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aklo float clear 6 mm</text:p>
          </table:table-cell>
          <table:table-cell office:value-type="string">
            <text:p>bojenje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aklo float clear 8 mm</text:p>
          </table:table-cell>
          <table:table-cell office:value-type="string">
            <text:p>bojenje</text:p>
          </table:table-cell>
          <table:table-cell office:value-type="string">
            <text:p>bojenje, zelena metalik boja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n</number:text>
    </number:number-style>
    <number:number-style style:name="N106">
      <number:text>-</number:text>
      <number:number number:decimal-places="0" number:min-integer-digits="1" number:grouping="true"/>
      <number:text> kn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n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n</number:text>
    </number:number-style>
    <number:number-style style:name="N108">
      <number:text>-</number:text>
      <number:number number:decimal-places="2" number:min-integer-digits="1" number:grouping="true"/>
      <number:text> kn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n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n </number:text>
    </number:number-style>
    <number:number-style style:name="N115P1" style:volatile="true">
      <number:text>-</number:text>
      <number:number number:decimal-places="0" number:min-integer-digits="1" number:grouping="true"/>
      <number:text> kn </number:text>
    </number:number-style>
    <number:number-style style:name="N115P2" style:volatile="true">
      <number:text> - kn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number:number number:decimal-places="2" number:min-integer-digits="1" number:grouping="true"/>
      <number:text>      </number:text>
    </number:number-style>
    <number:number-style style:name="N116P2" style:volatile="true">
      <number:text> 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n </number:text>
    </number:number-style>
    <number:number-style style:name="N117P1" style:volatile="true">
      <number:text>-</number:text>
      <number:number number:decimal-places="2" number:min-integer-digits="1" number:grouping="true"/>
      <number:text> kn </number:text>
    </number:number-style>
    <number:number-style style:name="N117P2" style:volatile="true">
      <number:text> -</number:text>
      <number:number number:decimal-places="0" number:min-integer-digits="0"/>
      <number:text> kn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0">2006.10.30</text:date>, <text:time>12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2:52:37</meta:creation-date>
    <dc:creator>sasavranic</dc:creator>
    <dc:date>2006-10-30T12:52:31</dc:date>
    <meta:print-date>2006-10-30T12:52:37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9"/>
  </office:meta>
</office:document-meta>
</file>